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24cm" fo:min-width="0.733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23cm" fo:min-width="3.504cm"/>
      <style:paragraph-properties style:writing-mode="lr-tb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5cm" fo:min-width="4.194cm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889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7cm" fo:min-width="2.398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6cm" fo:min-width="2.398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2.482cm"/>
      <style:paragraph-properties style:writing-mode="lr-tb"/>
    </style:style>
    <style:style style:name="gr8" style:family="graphic" style:parent-style-name="objectwithoutfill">
      <style:graphic-properties svg:stroke-color="#000000" draw:fill="solid" draw:fill-color="#ffffff" draw:textarea-vertical-align="middle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23cm" fo:min-width="4.155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81cm" fo:min-width="0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6cm" fo:min-width="4.288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76cm" fo:min-width="5.271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vertical-align="middle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84cm" fo:min-width="5.3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solid" draw:fill-color="#ffffff"/>
      <style:paragraph-properties fo:text-align="start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6cm" svg:height="0.373cm" svg:x="3.098cm" svg:y="17.68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86cm" svg:height="0.373cm" svg:x="3.097cm" svg:y="16.773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xml:id="id11" draw:id="id11" draw:layer="layout" svg:width="4.118cm" svg:height="1.187cm" svg:x="7.979cm" svg:y="2.395cm">
          <text:p text:style-name="P2">Addr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816cm" svg:height="1.257cm" svg:x="2.605cm" svg:y="13.655cm">
          <text:p text:style-name="P2">Address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6cm" svg:height="0.373cm" svg:x="3.096cm" svg:y="15.842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419cm" svg:height="3.139cm" svg:x="3.048cm" svg:y="14.9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4.762cm" svg:height="0.926cm" svg:x="4.527cm" svg:y="15.556cm">
          <text:p text:style-name="P2">Va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3" draw:id="id3" draw:layer="layout" svg:width="4.762cm" svg:height="0.925cm" svg:x="4.527cm" svg:y="16.482cm">
          <text:p text:style-name="P2">Reg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3" xml:id="id5" draw:id="id5" draw:layer="layout" svg:width="4.762cm" svg:height="0.927cm" svg:x="4.527cm" svg:y="17.407cm">
          <text:p text:style-name="P2">L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3" xml:id="id2" draw:id="id2" draw:layer="layout" svg:width="3.048cm" svg:height="0.676cm" svg:x="9.615cm" svg:y="15.689cm">
          <text:p text:style-name="P2">I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3.048cm" svg:height="0.676cm" svg:x="9.636cm" svg:y="16.606cm">
          <text:p text:style-name="P2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3.048cm" svg:height="0.676cm" svg:x="9.613cm" svg:y="17.544cm">
          <text:p text:style-name="P2">By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8.804cm" svg:y1="16.019cm" svg:x2="9.615cm" svg:y2="16.027cm" draw:start-shape="id1" draw:start-glue-point="9" draw:end-shape="id2" draw:end-glue-point="3" svg:d="M8804 16019l811 8" svg:viewBox="0 0 812 9">
          <text:p/>
        </draw:connector>
        <draw:connector draw:style-name="gr8" draw:text-style-name="P1" draw:layer="layout" draw:type="line" svg:x1="8.804cm" svg:y1="16.945cm" svg:x2="9.636cm" svg:y2="16.944cm" draw:start-shape="id3" draw:start-glue-point="9" draw:end-shape="id4" draw:end-glue-point="3" svg:d="M8804 16945l832-1" svg:viewBox="0 0 833 2">
          <text:p/>
        </draw:connector>
        <draw:connector draw:style-name="gr8" draw:text-style-name="P1" draw:layer="layout" draw:type="line" svg:x1="8.804cm" svg:y1="17.87cm" svg:x2="9.613cm" svg:y2="17.882cm" draw:start-shape="id5" draw:start-glue-point="9" draw:end-shape="id6" draw:end-glue-point="3" svg:d="M8804 17870l809 12" svg:viewBox="0 0 810 13">
          <text:p/>
        </draw:connector>
        <draw:custom-shape draw:style-name="gr9" draw:text-style-name="P3" draw:layer="layout" svg:width="4.769cm" svg:height="1.187cm" svg:x="2.746cm" svg:y="7.188cm">
          <text:p text:style-name="P2">AddressEx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86cm" svg:height="0.373cm" svg:x="3.308cm" svg:y="10.214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86cm" svg:height="0.373cm" svg:x="3.307cm" svg:y="9.283cm">
          <text:p/>
          <draw:enhanced-geometry svg:viewBox="0 0 21600 21600" draw:text-areas="0 ?f0 ?f5 ?f2" draw:type="right-arrow" draw:modifiers="14311.0155830199 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419cm" svg:height="2.231cm" svg:x="3.259cm" svg:y="8.3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xml:id="id7" draw:id="id7" draw:layer="layout" svg:width="4.762cm" svg:height="0.926cm" svg:x="4.692cm" svg:y="9.044cm">
          <text:p text:style-name="P2">Ite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3" xml:id="id9" draw:id="id9" draw:layer="layout" svg:width="4.762cm" svg:height="0.925cm" svg:x="4.692cm" svg:y="9.97cm">
          <text:p text:style-name="P2">Exp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3" xml:id="id8" draw:id="id8" draw:layer="layout" svg:width="4.854cm" svg:height="0.676cm" svg:x="9.826cm" svg:y="9.136cm">
          <text:p text:style-name="P2">AddressI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xml:id="id10" draw:id="id10" draw:layer="layout" svg:width="5.77cm" svg:height="2.769cm" svg:x="9.841cm" svg:y="10.026cm">
          <text:p text:style-name="P4">left: AddressItem</text:p>
          <text:p text:style-name="P4">oper: Oper</text:p>
          <text:p text:style-name="P4">right: AddressExpr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8" draw:text-style-name="P1" draw:layer="layout" draw:type="line" svg:x1="8.969cm" svg:y1="9.507cm" svg:x2="9.826cm" svg:y2="9.474cm" draw:start-shape="id7" draw:start-glue-point="9" draw:end-shape="id8" draw:end-glue-point="3" svg:d="M8969 9507l857-33" svg:viewBox="0 0 858 34">
          <text:p/>
        </draw:connector>
        <draw:connector draw:style-name="gr13" draw:text-style-name="P1" draw:layer="layout" svg:x1="8.969cm" svg:y1="10.433cm" svg:x2="9.841cm" svg:y2="11.411cm" draw:start-shape="id9" draw:start-glue-point="9" draw:end-shape="id10" draw:end-glue-point="5" svg:d="M8969 10433v978h872" svg:viewBox="0 0 873 979">
          <text:p/>
        </draw:connector>
        <draw:custom-shape draw:style-name="gr14" draw:text-style-name="P3" xml:id="id12" draw:id="id12" draw:layer="layout" svg:width="6.002cm" svg:height="1.256cm" svg:x="7.05cm" svg:y="4.979cm">
          <text:p text:style-name="P2">to: AddressExp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0.038cm" svg:y1="3.582cm" svg:x2="10.051cm" svg:y2="4.979cm" draw:start-shape="id11" draw:start-glue-point="2" draw:end-shape="id12" draw:end-glue-point="0" svg:d="M10038 3582v699h13v698" svg:viewBox="0 0 14 13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2:38:19.844012692</meta:creation-date>
    <dc:date>2022-12-07T09:46:26.534955784</dc:date>
    <meta:editing-duration>PT1H2M19S</meta:editing-duration>
    <meta:editing-cycles>4</meta:editing-cycles>
    <meta:generator>LibreOffice/7.4.3.2$Linux_X86_64 LibreOffice_project/40$Build-2</meta:generator>
    <meta:document-statistic meta:object-count="27"/>
  </office:meta>
</office:document-meta>
</file>